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d49f" officeooo:paragraph-rsid="001ad49f"/>
    </style:style>
    <style:style style:name="P2" style:family="paragraph" style:parent-style-name="Standard">
      <style:paragraph-properties fo:text-align="center" style:justify-single-word="false"/>
      <style:text-properties fo:font-size="18pt" officeooo:rsid="001ad49f" officeooo:paragraph-rsid="001ad49f"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S_Home_Assignment</text:p>
      <text:p text:style-name="P2">121005</text:p>
      <text:p text:style-name="P1"/>
      <text:p text:style-name="P1"/>
      <text:p text:style-name="P1">1. On running the code given the output is:</text:p>
      <text:p text:style-name="P1"><text:s/><text:tab/>Parent sees i = 0</text:p>
      <text:p text:style-name="P1"><text:tab/>Child sees i = 0</text:p>
      <text:p text:style-name="P1"><text:tab/>Parent sees i = 1</text:p>
      <text:p text:style-name="P1"><text:tab/>Child sees i = 1</text:p>
      <text:p text:style-name="P1"><text:tab/>Parent sees i = 2</text:p>
      <text:p text:style-name="P1"><text:tab/>Child sees i = 2</text:p>
      <text:p text:style-name="P1"></text:p>
      <text:p text:style-name="P1">Here we can see that the parent process is always scheduled first and then a child process gets executed. Since fork function is used it always schedules the parent process first and after it gets executed or exit function gets called it schedules the child process.</text:p>
      <text:p text:style-name="P1">Hence if we use a vfork function what happens is the parent process is suspended for a time and child process gets executed first and after it gets executed or the exit function gets called the parent process gets called.</text:p>
      <text:p text:style-name="P1"></text:p>
      <text:p text:style-name="P1"></text:p>
      <text:p text:style-name="P1"></text:p>
      <text:p text:style-name="P1">2. The code given should be executed by command: cc -pthread filename.c</text:p>
      <text:p text:style-name="P1">The output is:</text:p>
      <text:p text:style-name="P1"><text:tab/>Parent says a: 1</text:p>
      <text:p text:style-name="P1"><text:tab/>id: 2 a: 2 b: 1</text:p>
      <text:p text:style-name="P1"><text:tab/>id: 1 a: 2 b: 1</text:p>
      <text:p text:style-name="P1"><text:tab/></text:p>
      <text:p text:style-name="P1">Here since there is a infinite while loop inside a function print_fn, threads never join.</text:p>
      <text:p text:style-name="P1">Hence if we remove the while loop output would be given after joining the threads.</text:p>
      <text:p text:style-name="P1"><text:s/></text:p>
      <text:p text:style-name="P1">The output after removing while loop is:</text:p>
      <text:p text:style-name="P1"><text:tab/>Parent says a: 1</text:p>
      <text:p text:style-name="P1"><text:tab/>id: 2 a: 2 b: 1</text:p>
      <text:p text:style-name="P1"><text:tab/>id: 1 a: 2 b: 1</text:p>
      <text:p text:style-name="P1"><text:tab/>Thread 1 and 2 complete</text:p>
      <text:p text:style-name="P1"></text:p>
      <text:p text:style-name="P1">Also here it is not always necessary that the child process that is thread creation happens first or gets a higher priority according to this code.</text:p>
      <text:p text:style-name="P1">Here the output is not as per expectation. The joins are random.</text:p>
      <text:p text:style-name="P1"></text:p>
      <text:p text:style-name="P1"></text:p>
      <text:p text:style-name="P1"></text:p>
      <text:p text:style-name="P1">3. <text:s/>a)For m user-level threads and n kernel-level threads, </text:p>
      <text:p text:style-name="P1"><text:tab/>m&gt;&gt;n , m&gt;n and m(approx)=n mappings are a possibility.</text:p>
      <text:p text:style-name="P1"><text:tab/>Since if m&lt;n or m&lt;&lt;n which means there are n available kernel threads assigned to m user-level threads which are less. Now if user level threads are less, then why would we need more kernel level threads.</text:p>
      <text:p text:style-name="P1"><text:s text:c="4"/>b)The best choice would be m&gt;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3T23:32:45.775066877</meta:creation-date>
    <dc:date>2015-02-03T23:33:37.138680823</dc:date>
    <meta:editing-duration>P0D</meta:editing-duration>
    <meta:editing-cycles>1</meta:editing-cycles>
    <meta:document-statistic meta:table-count="0" meta:image-count="0" meta:object-count="0" meta:page-count="1" meta:paragraph-count="39" meta:word-count="315" meta:character-count="1682" meta:non-whitespace-character-count="1335"/>
    <meta:generator>LibreOffice/4.2.4.2$Linux_X86_64 LibreOffice_project/420m0$Build-2</meta:generator>
  </office:meta>
</office:document-meta>
</file>